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TONMI</text:span><text:span text:style-name="T6"><text:tab/></text:span><text:span text:style-name="T5">Prénom : </text:span><text:span text:style-name="T3">SEGOLE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9 Juin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s urinaires</text:p>
      <text:list text:style-name="L1">
        <text:list-item>
          <text:p text:style-name="P16">Test de grossesse : <text:tab/></text:p>
        </text:list-item>
      </text:list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Malaria goutte épaisse : <text:tab/></text:p>
        </text:list-item>
      </text:list>
      <text:list text:style-name="L1">
        <text:list-item>
          <text:p text:style-name="P16">Malaria test rapide : <text:tab/></text:p>
        </text:list-item>
      </text:list>
      <text:p text:style-name="P18">Prescription d’examen imagerie</text:p>
      <text:p text:style-name="P2"><text:span text:style-name="T5">Nom du patient : </text:span><text:span text:style-name="T3">TONMI</text:span><text:span text:style-name="T6"><text:tab/></text:span><text:span text:style-name="T5">Prénom : </text:span><text:span text:style-name="T3">SEGOLE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9 Juin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Autre échographi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